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2" style:family="paragraph" style:parent-style-name="Heading_20_3">
      <style:text-properties style:font-name="Arial1" fo:language="en" fo:country="US" style:font-name-asian="Arial" style:language-asian="en" style:country-asian="US" style:font-name-complex="Arial" style:language-complex="en" style:country-complex="US"/>
    </style:style>
    <style:style style:name="P3" style:family="paragraph" style:parent-style-name="Text_20_body">
      <style:text-properties style:font-name="Arial1"/>
    </style:style>
    <style:style style:name="P4" style:family="paragraph" style:parent-style-name="Text_20_body">
      <style:text-properties style:font-name="Arial1"/>
    </style:style>
    <style:style style:name="P5"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6" style:family="paragraph" style:parent-style-name="Heading_20_2">
      <style:text-properties style:font-name="Arial1"/>
    </style:style>
    <style:style style:name="P7" style:family="paragraph" style:parent-style-name="Heading_20_1">
      <style:text-properties style:font-name="Arial1" fo:font-size="20pt" style:font-size-asian="20pt" style:font-size-complex="20pt"/>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text-properties style:font-name="Arial1"/>
    </style:style>
    <style:style style:name="P11" style:family="paragraph" style:parent-style-name="Text_20_body">
      <style:text-properties style:font-name="Arial1"/>
    </style:style>
    <style:style style:name="P12"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master-page-name="">
      <style:paragraph-properties style:page-number="auto"/>
      <style:text-properties style:font-name="Arial1" fo:language="en" fo:country="US" style:font-name-asian="Arial" style:language-asian="en" style:country-asian="US" style:font-name-complex="Arial" style:language-complex="en" style:country-complex="US"/>
    </style:style>
    <style:style style:name="P19" style:family="paragraph" style:parent-style-name="Text_20_body">
      <style:paragraph-properties fo:margin-left="0.4925in" fo:margin-right="0in" fo:text-indent="0in" style:auto-text-indent="false"/>
      <style:text-properties style:font-name="Arial1" fo:language="en" fo:country="US" style:font-name-asian="Arial" style:language-asian="en" style:country-asian="US" style:font-name-complex="Arial" style:language-complex="en" style:country-complex="US"/>
    </style:style>
    <style:style style:name="P20" style:family="paragraph" style:parent-style-name="Heading_20_3">
      <style:text-properties style:font-name="Arial1" fo:language="en" fo:country="US" style:font-name-asian="Arial" style:language-asian="en" style:country-asian="US" style:font-name-complex="Arial" style:language-complex="en" style:country-complex="US"/>
    </style:style>
    <style:style style:name="T1" style:family="text">
      <style:text-properties style:font-name="Arial1"/>
    </style:style>
    <style:style style:name="T2" style:family="text">
      <style:text-properties style:font-name="Arial1" fo:language="en" fo:country="US" style:font-name-asian="Arial" style:language-asian="en" style:country-asian="US" style:font-name-complex="Arial" style:language-complex="en" style:country-complex="U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5337776" text:id="ct35337776">
          <text:deletion>
            <office:change-info>
              <dc:creator>Klaus Kämpf</dc:creator>
              <dc:date>2011-03-25T12:12:00</dc:date>
            </office:change-info>
            <text:p text:style-name="P1">SUSE Manager Proxy Server is an add-on to SUSE Manager Server providing mirroring proxy support. This allows for load distribution and improved scalability.</text:p>
            <text:p text:style-name="P1">Operation is completely transparent. SUSE Manager Proxy looks like a client to SUSE Manager Server and like a Server to the managed clients. Managed clients only talk to the Proxy Server which in turn communicates to the SUSE Manager Server. Every RPM packages which passes the Proxy Server is cached and subsequent client requests for this package are resolved from the cache.</text:p>
          </text:deletion>
        </text:changed-region>
        <text:changed-region xml:id="ct36239072" text:id="ct36239072">
          <text:insertion>
            <office:change-info>
              <dc:creator>Klaus Kämpf</dc:creator>
              <dc:date>2011-03-25T12:12:00</dc:date>
            </office:change-info>
          </text:insertion>
        </text:changed-region>
        <text:changed-region xml:id="ct30397248" text:id="ct30397248">
          <text:insertion>
            <office:change-info>
              <dc:creator>Klaus Kämpf</dc:creator>
              <dc:date>2011-03-22T13:42:00</dc:date>
            </office:change-info>
          </text:insertion>
        </text:changed-region>
        <text:changed-region xml:id="ct37240464" text:id="ct37240464">
          <text:deletion>
            <office:change-info>
              <dc:creator>Klaus Kämpf</dc:creator>
              <dc:date>2011-03-25T12:16:00</dc:date>
            </office:change-info>
            <text:h text:style-name="P2" text:outline-level="3"/>
            <text:h text:style-name="P2" text:outline-level="3"/>
          </text:deletion>
        </text:changed-region>
        <text:changed-region xml:id="ct140597973872832" text:id="ct140597973872832">
          <text:insertion>
            <office:change-info>
              <dc:creator>Klaus Kämpf</dc:creator>
              <dc:date>2011-03-25T12:25:00</dc:date>
            </office:change-info>
          </text:insertion>
        </text:changed-region>
        <text:changed-region xml:id="ct30802944" text:id="ct30802944">
          <text:insertion>
            <office:change-info>
              <dc:creator>Klaus Kämpf</dc:creator>
              <dc:date>2011-03-22T13:47:00</dc:date>
            </office:change-info>
          </text:insertion>
        </text:changed-region>
        <text:changed-region xml:id="ct30826992" text:id="ct30826992">
          <text:deletion>
            <office:change-info>
              <dc:creator>Klaus Kämpf</dc:creator>
              <dc:date>2011-03-22T13:47:00</dc:date>
            </office:change-info>
            <text:p text:style-name="P1"/>
            <text:p text:style-name="P1"/>
          </text:deletion>
        </text:changed-region>
        <text:changed-region xml:id="ct30825328" text:id="ct30825328">
          <text:deletion>
            <office:change-info>
              <dc:creator>Klaus Kämpf</dc:creator>
              <dc:date>2011-03-22T13:46:00</dc:date>
            </office:change-info>
            <text:p text:style-name="P1"/>
            <text:p text:style-name="P1"/>
            <text:p text:style-name="P1"/>
          </text:deletion>
        </text:changed-region>
        <text:changed-region xml:id="ct30397440" text:id="ct30397440">
          <text:deletion>
            <office:change-info>
              <dc:creator>Klaus Kämpf</dc:creator>
              <dc:date>2011-03-22T13:47:00</dc:date>
            </office:change-info>
            <text:p text:style-name="P1"/>
            <text:p text:style-name="P3"/>
          </text:deletion>
        </text:changed-region>
        <text:changed-region xml:id="ct30831856" text:id="ct30831856">
          <text:deletion>
            <office:change-info>
              <dc:creator>Klaus Kämpf</dc:creator>
              <dc:date>2011-03-22T13:47:00</dc:date>
            </office:change-info>
            <text:p text:style-name="P3">0</text:p>
          </text:deletion>
        </text:changed-region>
        <text:changed-region xml:id="ct30837504" text:id="ct30837504">
          <text:insertion>
            <office:change-info>
              <dc:creator>Klaus Kämpf</dc:creator>
              <dc:date>2011-03-22T13: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elease notes for SUSE Manager Proxy Server 1.2</text:h>
      <text:p text:style-name="P3">Version 1.2</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lease notes for SUSE Manager Proxy Server 1.2<text:tab/>1</text:p>
          <text:p text:style-name="P9">About SUSE Manager Proxy Server<text:tab/>1</text:p>
          <text:p text:style-name="P9">System Requirements<text:tab/>1</text:p>
          <text:p text:style-name="P9">SUSE Manager Proxy Server distribution<text:tab/>2</text:p>
          <text:p text:style-name="P9">Installation and Setup<text:tab/>2</text:p>
          <text:p text:style-name="P9">Providing feedback to our products <text:tab/>2</text:p>
          <text:p text:style-name="P9">Documentation and other information<text:tab/>2</text:p>
          <text:p text:style-name="P9">Legal Notices<text:tab/>3</text:p>
          <text:p text:style-name="P9">Colophon<text:tab/>4</text:p>
        </text:index-body>
      </text:table-of-content>
      <text:p text:style-name="Text_20_body"/>
      <text:p text:style-name="Text_20_body"/>
      <text:p text:style-name="Standard">This Novell product includes materials licensed to Novell under the GNU General Public License (GPL). The GPL requires that Novell makes available certain source code that corresponds to the GPL-licensed material. The source code is available for download at <text:a xlink:type="simple" xlink:href="http://www.novell.com/linux/source/">http://www.novell.com/linux/source/</text:a>.</text:p>
      <text:p text:style-name="Standard">Also, for up to three years from Novell's distribution of the Novell product, upon request Novell will mail a copy of the source code. Requests should be sent by e-mail to sle_source_request@novell.com or as otherwise instructed at <text:a xlink:type="simple" xlink:href="http://www.novell.com/linux/source/">http://www.novell.com/linux/source/</text:a>.</text:p>
      <text:p text:style-name="Standard">Novell may charge a fee to recover its reasonable costs of distribution.</text:p>
      <text:p text:style-name="Standard"/>
      <text:p text:style-name="Text_20_body"/>
      <text:h text:style-name="P6" text:outline-level="2">About SUSE Manager Proxy Server</text:h>
      <text:p text:style-name="P10"/>
      <text:p text:style-name="P1"><text:change text:change-id="ct35337776"/><text:change-start text:change-id="ct36239072"/>SUSE Manager Proxy Server can be deployed in a corporate network to take advantage of a SUSE Manager Server with reduced bandwidth usage and package caching.</text:p>
      <text:p text:style-name="P1"></text:p>
      <text:p text:style-name="P18">Client systems download the updates from the SUSE Manager Proxy Server instead of one of</text:p>
      <text:p text:style-name="P1">the central SUSE Manager Servers. However, system profiles and user information is stored</text:p>
      <text:p text:style-name="P1">on the secure central SUSE Manager Servers.</text:p>
      <text:p text:style-name="P1"></text:p>
      <text:p text:style-name="P1">Additionally, SUSE Manager Proxy Server can be setup to deliver packages from an organization's private channels. For example, and organization could develop and package custom software, sign it with its own signature, and have the SUSE Manager Proxy Server <text:soft-page-break/>update all the systems in the network with the current versions of the packages.</text:p>
      <text:p text:style-name="P1"></text:p>
      <text:p text:style-name="P1">Advantages of using SUSE Manager Proxy Server:</text:p>
      <text:p text:style-name="P1"></text:p>
      <text:list xml:id="list1679552275" text:style-name="L1">
        <text:list-item>
          <text:p text:style-name="P13"><text:span text:style-name="T2">Scalability</text:span></text:p>
        </text:list-item>
      </text:list>
      <text:p text:style-name="P19">One can have multiple proxy server instances in one organization</text:p>
      <text:list xml:id="list1756226306" text:style-name="L2">
        <text:list-item>
          <text:p text:style-name="P14"><text:span text:style-name="T2">Security</text:span></text:p>
        </text:list-item>
      </text:list>
      <text:p text:style-name="P19">Communication between clients, local SUSE Manager Proxy server and the SUSE Manager servers is secured end-to-end connection.</text:p>
      <text:list xml:id="list2137063507" text:style-name="L3">
        <text:list-item>
          <text:p text:style-name="P15"><text:span text:style-name="T2">Saves time</text:span></text:p>
        </text:list-item>
      </text:list>
      <text:p text:style-name="P19">Packages are distributed faster from the local proxy server.</text:p>
      <text:list xml:id="list125677318" text:style-name="L4">
        <text:list-item>
          <text:p text:style-name="P16"><text:span text:style-name="T2">Saves disk space</text:span></text:p>
        </text:list-item>
      </text:list>
      <text:p text:style-name="P19">You don't need extra disk space on all client systems, but one large disk array.</text:p>
      <text:list xml:id="list1224868974" text:style-name="L5">
        <text:list-item>
          <text:p text:style-name="P17"><text:span text:style-name="T2">Customized updates</text:span></text:p>
        </text:list-item>
      </text:list>
      <text:p text:style-name="P19">Makes it easy to deliver and update custom in-house packages using custom private channels.<text:change-end text:change-id="ct36239072"/></text:p>
      <text:h text:style-name="P6" text:outline-level="2">System Requirements</text:h>
      <text:p text:style-name="P1">SUSE Manager Proxy Server is a 64bit application. Recommended main memory is 1GB and approx 25 GB of disk space per distribution or channel.</text:p>
      <text:p text:style-name="P1"/>
      <text:p text:style-name="P1">See the Quick Start guide for more details on the system requirements.</text:p>
      <text:p text:style-name="P1"/>
      <text:h text:style-name="P6" text:outline-level="2">SUSE Manager Proxy Server distribution</text:h>
      <text:p text:style-name="P1">SUSE Manager <text:change-start text:change-id="ct30397248"/>Proxy <text:change-end text:change-id="ct30397248"/>Server is distributed as an appliance which bundles an operating system (SLES 11 SP1 x86_64) with the SUSE Manager Proxy Server application.</text:p>
      <text:p text:style-name="P1">There are two versions of the appliance, one virtual XEN image and one installable ISO. The ISO can be deployed on physical hardware or fully virtualized (e.g. KVM, VMware).</text:p>
      <text:h text:style-name="P2" text:outline-level="3"><text:change text:change-id="ct37240464"/>Installation and Setup</text:h>
      <text:p text:style-name="P1"/>
      <text:p text:style-name="P1">Installation is done in two major steps. The first installs the appliance and configures the underlying SLES 11 SP1 operating system. The second configures SUSE Manager Proxy Server.<text:change-start text:change-id="ct140597973872832"/></text:p>
      <text:p text:style-name="P1">Before configuring the Manager Proxy, ensure that the SUSE Manager Server is up-to-date.<text:change-end text:change-id="ct140597973872832"/><text:change-start text:change-id="ct30802944"/></text:p>
      <text:p text:style-name="P1"><text:change-end text:change-id="ct30802944"/><text:change text:change-id="ct30826992"/><text:change text:change-id="ct30825328"/><text:soft-page-break/>See the QuickStart manual for step-by-step instructions for installing and configuring SUSE Manager Proxy Server.</text:p>
      <text:p text:style-name="P3"><text:change text:change-id="ct30397440"/></text:p>
      <text:h text:style-name="P6" text:outline-level="2">Providing feedback to our products </text:h>
      <text:p text:style-name="P3"/>
      <text:p text:style-name="P3">In case of encountering a bug please report it through your support contact. </text:p>
      <text:p text:style-name="P3"/>
      <text:h text:style-name="P6" text:outline-level="2">Documentation and other information</text:h>
      <text:p text:style-name="Text_20_body"><text:a xlink:type="simple" xlink:href="http://www.novell.com/linux/source/"><text:span text:style-name="T1">http://www.novell.com/documentation/</text:span></text:a><text:span text:style-name="T1"> contains additional or updated documentation for SUSE </text:span><text:span text:style-name="T1">Manager Proxy Server 1.2</text:span><text:span text:style-name="T1">.</text:span></text:p>
      <text:p text:style-name="Text_20_body"><text:span text:style-name="T1">These Release Notes are available online at </text:span><text:a xlink:type="simple" xlink:href="http://www.novell.com/linux/releasenotes"><text:span text:style-name="T1">http://www.novell.com/linux/releasenotes</text:span></text:a></text:p>
      <text:p text:style-name="P3"/>
      <text:p text:style-name="Text_20_body"><text:span text:style-name="T1">Visit </text:span><text:a xlink:type="simple" xlink:href="http://www.novell.com/linux"><text:span text:style-name="T1">http://www.novell.com/linux</text:span></text:a><text:span text:style-name="T1"> for the latest Linux product news from Novell and </text:span><text:a xlink:type="simple" xlink:href="http://www.novell.com/linux/source/"><text:span text:style-name="T1">http://www.novell.com/linux/source/</text:span></text:a><text:span text:style-name="T1"> for additional information on the source code of SUSE Linux Enterprise products.</text:span></text:p>
      <text:p text:style-name="P3"/>
      <text:h text:style-name="P6" text:outline-level="2">Legal Notices</text:h>
      <text:p text:style-name="P3">Novell, Inc. makes no representations or warranties with respect to the contents or use of this documentation, and specifically disclaims any express or implied warranties of merchantability or fitness for any particular purpose. Further, Novell, Inc. reserves the right to revise this publication and to make changes to its content, at any time, without the obligation to notify any person or entity of such revisions or changes. </text:p>
      <text:p text:style-name="P3"/>
      <text:p text:style-name="P3">Further, Novell, Inc. makes no representations or warranties with respect to any software, and specifically disclaims any express or implied warranties of merchantability or fitness for any particular purpose. Further, Novell, Inc. reserves the right to make changes to any and all parts of Novell software, at any time, without any obligation to notify any person or entity of such changes. </text:p>
      <text:p text:style-name="P3"><text:s/></text:p>
      <text:p text:style-name="Text_20_body"><text:span text:style-name="T1">Any products or technical information provided under this Agreement may be subject to U.S. export controls and the trade laws of other countries. You agree to comply with all export control regulations and to obtain any required licenses or classifications to export, re-export, </text:span><text:span text:style-name="T1">or import deliverables. You agree not to export or re-export to entities on the current U.S. export exclusion lists or to any embargoed or terrorist countries as specified in U.S. export </text:span><text:span text:style-name="T1">laws. You agree to not use deliverables for prohibited nuclear, missile, or chemical/biological weaponry end uses. Please refer to </text:span><text:a xlink:type="simple" xlink:href="http://www.novell.com/info/exports/"><text:span text:style-name="T1">http://www.novell.com/info/exports/</text:span></text:a><text:span text:style-name="T1"> for more information on exporting Novell software. Novell assumes no responsibility for your failure to obtain any </text:span><text:soft-page-break/><text:span text:style-name="T1">necessary export approvals. </text:span></text:p>
      <text:p text:style-name="P3"/>
      <text:p text:style-name="P3">Copyright (c) 201<text:change text:change-id="ct30831856"/><text:change-start text:change-id="ct30837504"/>1<text:change-end text:change-id="ct30837504"/> Novell, Inc. All rights reserved. No part of this publication may be reproduced, photocopied, stored on a retrieval system, or transmitted without the express written consent of the publisher. </text:p>
      <text:p text:style-name="P3"/>
      <text:p text:style-name="Text_20_body"><text:span text:style-name="T1">Novell, Inc. has intellectual property rights relating to technology embodied in the product that is described in this document. In particular, and without limitation, these intellectual property rights may include one or more of the U.S. patents listed at </text:span><text:a xlink:type="simple" xlink:href="http://www.novell.com/company/legal/patents/"><text:span text:style-name="T1">http://www.novell.com/company/legal/patents/</text:span></text:a><text:span text:style-name="T1"> and one or more additional patents or pending patent applications in the U.S. and other countries. </text:span></text:p>
      <text:p text:style-name="P3"/>
      <text:p text:style-name="Text_20_body"><text:span text:style-name="T1">For Novell trademarks, see Novell Trademark ad Service Mark list (</text:span><text:a xlink:type="simple" xlink:href="http://www.novell.com/company/legal/trademarks/tmlist.html"><text:span text:style-name="T1">http://www.novell.com/company/legal/trademarks/tmlist.html</text:span></text:a><text:span text:style-name="T1">). All third-party trademarks are the property of their respective owners.</text:span></text:p>
      <text:p text:style-name="P3"/>
      <text:h text:style-name="P6" text:outline-level="2">Colophon</text:h>
      <text:p text:style-name="P3"/>
      <text:p text:style-name="P3">Thank you for using SUSE Manager Proxy Server in your business. </text:p>
      <text:p text:style-name="P3"/>
      <text:p text:style-name="P3">Your SUSE Manager Tea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2" style:font-size-asian="24pt" style:font-weight-asian="bold" style:font-name-complex="Arial2"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laus Kämpf</meta:initial-creator>
    <meta:creation-date>2011-02-16T16:04:05</meta:creation-date>
    <dc:date>2011-03-25T12:26:11</dc:date>
    <dc:creator>Klaus Kämpf</dc:creator>
    <meta:editing-duration>PT3H30M18S</meta:editing-duration>
    <meta:editing-cycles>13</meta:editing-cycles>
    <meta:generator>LibreOffice/3.3$Unix LibreOffice_project/330m19$Build-8</meta:generator>
    <meta:document-statistic meta:table-count="0" meta:image-count="0" meta:object-count="0" meta:page-count="4" meta:paragraph-count="66" meta:word-count="1029" meta:character-count="6889"/>
  </office:meta>
</office:document-meta>
</file>